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7.802cm"/>
    </style:style>
    <style:style style:name="co12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3.057cm"/>
    </style:style>
    <style:style style:name="co9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667cm"/>
    </style:style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6.548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0.859cm"/>
    </style:style>
    <style:style style:name="co18" style:family="table-column">
      <style:table-column-properties fo:break-before="auto" style:column-width="8.158cm"/>
    </style:style>
    <style:style style:name="co19" style:family="table-column">
      <style:table-column-properties fo:break-before="auto" style:column-width="8.546cm"/>
    </style:style>
    <style:style style:name="co22" style:family="table-column">
      <style:table-column-properties fo:break-before="auto" style:column-width="7.969cm"/>
    </style:style>
    <style:style style:name="co23" style:family="table-column">
      <style:table-column-properties fo:break-before="auto" style:column-width="3.217cm"/>
    </style:style>
    <style:style style:name="co24" style:family="table-column">
      <style:table-column-properties fo:break-before="auto" style:column-width="3.163cm"/>
    </style:style>
    <style:style style:name="co25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depth1" table:style-name="ta1" table:print="false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Abandon element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  <table:table-cell/>
          <table:table-cell office:value-type="string">
            <text:p>Abandoned</text:p>
          </table:table-cell>
          <table:table-cell office:value-type="string">
            <text:p>Successful rem. Rel.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</table:table-row>
        <table:table-row table:style-name="ro1">
          <table:table-cell office:value-type="string">
            <text:p>type1</text:p>
          </table:table-cell>
          <table:table-cell office:value-type="string">
            <text:p>Data modeling languages</text:p>
          </table:table-cell>
          <table:table-cell/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ype2</text:p>
          </table:table-cell>
          <table:table-cell office:value-type="string">
            <text:p>Markup languages</text:p>
          </table:table-cell>
          <table:table-cell/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ype3</text:p>
          </table:table-cell>
          <table:table-cell office:value-type="string">
            <text:p>Programming languages</text:p>
          </table:table-cell>
          <table:table-cell/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ype4</text:p>
          </table:table-cell>
          <table:table-cell office:value-type="string">
            <text:p>Specification languages</text:p>
          </table:table-cell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ype5</text:p>
          </table:table-cell>
          <table:table-cell office:value-type="string">
            <text:p>Transformation language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tity1</text:p>
          </table:table-cell>
          <table:table-cell office:value-type="string">
            <text:p>Specification languag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</text:p>
          </table:table-cell>
          <table:table-cell office:value-type="string">
            <text:p>OASIS TOSC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</text:p>
          </table:table-cell>
          <table:table-cell office:value-type="string">
            <text:p>BPEL scrip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</text:p>
          </table:table-cell>
          <table:table-cell office:value-type="string">
            <text:p>Business Process Execution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5</text:p>
          </table:table-cell>
          <table:table-cell office:value-type="string">
            <text:p>Object process methodology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6</text:p>
          </table:table-cell>
          <table:table-cell office:value-type="string">
            <text:p>Franca ID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7</text:p>
          </table:table-cell>
          <table:table-cell office:value-type="string">
            <text:p>Fundamental modeling concept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8</text:p>
          </table:table-cell>
          <table:table-cell office:value-type="string">
            <text:p>SoaML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9</text:p>
          </table:table-cell>
          <table:table-cell office:value-type="string">
            <text:p>Interface description languag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0</text:p>
          </table:table-cell>
          <table:table-cell office:value-type="string">
            <text:p>OGML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1</text:p>
          </table:table-cell>
          <table:table-cell office:value-type="string">
            <text:p>ERI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2</text:p>
          </table:table-cell>
          <table:table-cell office:value-type="string">
            <text:p>HOOD method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3</text:p>
          </table:table-cell>
          <table:table-cell office:value-type="string">
            <text:p>Unified Modeling Languag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4</text:p>
          </table:table-cell>
          <table:table-cell office:value-type="string">
            <text:p>Hartmann pipelin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ntity15</text:p>
          </table:table-cell>
          <table:table-cell office:value-type="string">
            <text:p>Little b (programming language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6</text:p>
          </table:table-cell>
          <table:table-cell office:value-type="string">
            <text:p>Z++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7</text:p>
          </table:table-cell>
          <table:table-cell office:value-type="string">
            <text:p>ANSI/ISO C Specification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8</text:p>
          </table:table-cell>
          <table:table-cell office:value-type="string">
            <text:p>Algebraic modeling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9</text:p>
          </table:table-cell>
          <table:table-cell office:value-type="string">
            <text:p>Lightweight Imaging Device Interface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20</text:p>
          </table:table-cell>
          <table:table-cell office:value-type="string">
            <text:p>Uninterpreted function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1</text:p>
          </table:table-cell>
          <table:table-cell office:value-type="string">
            <text:p>Battle management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2</text:p>
          </table:table-cell>
          <table:table-cell office:value-type="string">
            <text:p>Web ID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3</text:p>
          </table:table-cell>
          <table:table-cell office:value-type="string">
            <text:p>Framework-specific modeling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4</text:p>
          </table:table-cell>
          <table:table-cell office:value-type="string">
            <text:p>Petriscrip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5</text:p>
          </table:table-cell>
          <table:table-cell office:value-type="string">
            <text:p>Interaction Flow Modeling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6</text:p>
          </table:table-cell>
          <table:table-cell office:value-type="string">
            <text:p>LISA (Language for Instruction Set Architecture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7</text:p>
          </table:table-cell>
          <table:table-cell office:value-type="string">
            <text:p>M2M (Eclipse)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8</text:p>
          </table:table-cell>
          <table:table-cell office:value-type="string">
            <text:p>General-purpose model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9</text:p>
          </table:table-cell>
          <table:table-cell office:value-type="string">
            <text:p>MMT (Eclipse)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0</text:p>
          </table:table-cell>
          <table:table-cell office:value-type="string">
            <text:p>Goal-oriented Requirements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1</text:p>
          </table:table-cell>
          <table:table-cell office:value-type="string">
            <text:p>IDL specification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2</text:p>
          </table:table-cell>
          <table:table-cell office:value-type="string">
            <text:p>Algebraic Petri ne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3</text:p>
          </table:table-cell>
          <table:table-cell office:value-type="string">
            <text:p>Tefka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4</text:p>
          </table:table-cell>
          <table:table-cell office:value-type="string">
            <text:p>Type Description Langu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5</text:p>
          </table:table-cell>
          <table:table-cell office:value-type="string">
            <text:p>Promel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6</text:p>
          </table:table-cell>
          <table:table-cell office:value-type="string">
            <text:p>TLA+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7</text:p>
          </table:table-cell>
          <table:table-cell office:value-type="string">
            <text:p>Object-Z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8</text:p>
          </table:table-cell>
          <table:table-cell office:value-type="string">
            <text:p>Modeling langu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9</text:p>
          </table:table-cell>
          <table:table-cell office:value-type="string">
            <text:p>Z notati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0</text:p>
          </table:table-cell>
          <table:table-cell office:value-type="string">
            <text:p>Meta-Object Facility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1</text:p>
          </table:table-cell>
          <table:table-cell office:value-type="string">
            <text:p>Formal metho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2</text:p>
          </table:table-cell>
          <table:table-cell office:value-type="string">
            <text:p>WebM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3</text:p>
          </table:table-cell>
          <table:table-cell office:value-type="string">
            <text:p>CO-OP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4</text:p>
          </table:table-cell>
          <table:table-cell office:value-type="string">
            <text:p>Model transformation langu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5</text:p>
          </table:table-cell>
          <table:table-cell office:value-type="string">
            <text:p>SAP NetWeaver Visual Compo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6</text:p>
          </table:table-cell>
          <table:table-cell office:value-type="string">
            <text:p>KM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7</text:p>
          </table:table-cell>
          <table:table-cell office:value-type="string">
            <text:p>I*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8</text:p>
          </table:table-cell>
          <table:table-cell office:value-type="string">
            <text:p>Shyster (expert system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9</text:p>
          </table:table-cell>
          <table:table-cell office:value-type="string">
            <text:p>SQ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50</text:p>
          </table:table-cell>
          <table:table-cell office:value-type="string">
            <text:p>SPARQL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Total</text:p>
          </table:table-cell>
          <table:table-cell/>
          <table:table-cell table:formula="of:=SUM([.C2:.C57])" office:value-type="float" office:value="11">
            <text:p>11</text:p>
          </table:table-cell>
          <table:table-cell table:formula="of:=SUM([.D2:.D57])" office:value-type="float" office:value="48">
            <text:p>48</text:p>
          </table:table-cell>
          <table:table-cell table:formula="of:=SUM([.E2:.E57])" office:value-type="float" office:value="533">
            <text:p>533</text:p>
          </table:table-cell>
          <table:table-cell/>
          <table:table-cell table:formula="of:=SUM([.G2:.G57])" office:value-type="float" office:value="4">
            <text:p>4</text:p>
          </table:table-cell>
          <table:table-cell table:formula="of:=SUM([.H2:.H57])" office:value-type="float" office:value="29">
            <text:p>29</text:p>
          </table:table-cell>
          <table:table-cell table:formula="of:=SUM([.I2:.I57])" office:value-type="float" office:value="4">
            <text:p>4</text:p>
          </table:table-cell>
          <table:table-cell table:formula="of:=SUM([.J2:.J57])" office:value-type="float" office:value="367">
            <text:p>367</text:p>
          </table:table-cell>
        </table:table-row>
      </table:table>
      <table:table table:name="depth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Abandon element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  <table:table-cell/>
          <table:table-cell office:value-type="string">
            <text:p>Abandoned</text:p>
          </table:table-cell>
          <table:table-cell office:value-type="string">
            <text:p>Successful rem. Rel.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</table:table-row>
        <table:table-row table:style-name="ro1">
          <table:table-cell office:value-type="string">
            <text:p>type1</text:p>
          </table:table-cell>
          <table:table-cell office:value-type="string">
            <text:p>Software modeling languag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type2</text:p>
          </table:table-cell>
          <table:table-cell office:value-type="string">
            <text:p>Declarative programming languages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ype3</text:p>
          </table:table-cell>
          <table:table-cell office:value-type="string">
            <text:p>XML</text:p>
          </table:table-cell>
          <table:table-cell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4</text:p>
          </table:table-cell>
          <table:table-cell office:value-type="string">
            <text:p>Visual programming languages</text:p>
          </table:table-cell>
          <table:table-cell/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ype5</text:p>
          </table:table-cell>
          <table:table-cell office:value-type="string">
            <text:p>GIS file formats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ntity1</text:p>
          </table:table-cell>
          <table:table-cell office:value-type="string">
            <text:p>Architecture Analysis &amp; Design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</text:p>
          </table:table-cell>
          <table:table-cell office:value-type="string">
            <text:p>ERI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3</text:p>
          </table:table-cell>
          <table:table-cell office:value-type="string">
            <text:p>Unified Modeling Languag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4</text:p>
          </table:table-cell>
          <table:table-cell office:value-type="string">
            <text:p>Lustre (programming language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5</text:p>
          </table:table-cell>
          <table:table-cell office:value-type="string">
            <text:p>SIGNAL (programming language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6</text:p>
          </table:table-cell>
          <table:table-cell office:value-type="string">
            <text:p>MATLAB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ntity7</text:p>
          </table:table-cell>
          <table:table-cell office:value-type="string">
            <text:p>LabVIEW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8</text:p>
          </table:table-cell>
          <table:table-cell office:value-type="string">
            <text:p>DADiS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9</text:p>
          </table:table-cell>
          <table:table-cell office:value-type="string">
            <text:p>Specification and Description Languag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0</text:p>
          </table:table-cell>
          <table:table-cell office:value-type="string">
            <text:p>Nets within Net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1</text:p>
          </table:table-cell>
          <table:table-cell office:value-type="string">
            <text:p>Vector addition system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2</text:p>
          </table:table-cell>
          <table:table-cell office:value-type="string">
            <text:p>Message sequence cha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3</text:p>
          </table:table-cell>
          <table:table-cell office:value-type="string">
            <text:p>Petri ne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4</text:p>
          </table:table-cell>
          <table:table-cell office:value-type="string">
            <text:p>SQL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5</text:p>
          </table:table-cell>
          <table:table-cell office:value-type="string">
            <text:p>SPARQL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6</text:p>
          </table:table-cell>
          <table:table-cell office:value-type="string">
            <text:p>Extensible Application Markup Languag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17</text:p>
          </table:table-cell>
          <table:table-cell office:value-type="string">
            <text:p>XProc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8</text:p>
          </table:table-cell>
          <table:table-cell office:value-type="string">
            <text:p>Curl (programming language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9</text:p>
          </table:table-cell>
          <table:table-cell office:value-type="string">
            <text:p>XSLT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20</text:p>
          </table:table-cell>
          <table:table-cell office:value-type="string">
            <text:p>Synchronized Multimedia Integration Language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21</text:p>
          </table:table-cell>
          <table:table-cell office:value-type="string">
            <text:p>CycL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2</text:p>
          </table:table-cell>
          <table:table-cell office:value-type="string">
            <text:p>LOOM (ontology)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3</text:p>
          </table:table-cell>
          <table:table-cell office:value-type="string">
            <text:p>Web Ontology Language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24</text:p>
          </table:table-cell>
          <table:table-cell office:value-type="string">
            <text:p>FXML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ity25</text:p>
          </table:table-cell>
          <table:table-cell office:value-type="string">
            <text:p>MXML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26</text:p>
          </table:table-cell>
          <table:table-cell office:value-type="string">
            <text:p>MetaPost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27</text:p>
          </table:table-cell>
          <table:table-cell office:value-type="string">
            <text:p>Metafont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8</text:p>
          </table:table-cell>
          <table:table-cell office:value-type="string">
            <text:p>QM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9</text:p>
          </table:table-cell>
          <table:table-cell office:value-type="string">
            <text:p>GtkBuilder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0</text:p>
          </table:table-cell>
          <table:table-cell office:value-type="string">
            <text:p>SQLf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1</text:p>
          </table:table-cell>
          <table:table-cell office:value-type="string">
            <text:p>.QL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2</text:p>
          </table:table-cell>
          <table:table-cell office:value-type="string">
            <text:p>Embedded SQL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3</text:p>
          </table:table-cell>
          <table:table-cell office:value-type="string">
            <text:p>Erlang (programming language)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34</text:p>
          </table:table-cell>
          <table:table-cell office:value-type="string">
            <text:p>ATS (programming language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ity35</text:p>
          </table:table-cell>
          <table:table-cell office:value-type="string">
            <text:p>Gofer (programming language)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6</text:p>
          </table:table-cell>
          <table:table-cell office:value-type="string">
            <text:p>Sequence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37</text:p>
          </table:table-cell>
          <table:table-cell office:value-type="string">
            <text:p>Atom (programming language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38</text:p>
          </table:table-cell>
          <table:table-cell office:value-type="string">
            <text:p>Quark Framework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9</text:p>
          </table:table-cell>
          <table:table-cell office:value-type="string">
            <text:p>Dependent ML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40</text:p>
          </table:table-cell>
          <table:table-cell office:value-type="string">
            <text:p>Miranda (programming language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1</text:p>
          </table:table-cell>
          <table:table-cell office:value-type="string">
            <text:p>KM programming languag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2</text:p>
          </table:table-cell>
          <table:table-cell office:value-type="string">
            <text:p>Lithe (programming language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43</text:p>
          </table:table-cell>
          <table:table-cell office:value-type="string">
            <text:p>Prolo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44</text:p>
          </table:table-cell>
          <table:table-cell office:value-type="string">
            <text:p>Harbour (software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ntity45</text:p>
          </table:table-cell>
          <table:table-cell office:value-type="string">
            <text:p>Distributed Application Specification Langua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ity46</text:p>
          </table:table-cell>
          <table:table-cell office:value-type="string">
            <text:p>HPC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7</text:p>
          </table:table-cell>
          <table:table-cell office:value-type="string">
            <text:p>SQL:199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8</text:p>
          </table:table-cell>
          <table:table-cell office:value-type="string">
            <text:p>F-logic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9</text:p>
          </table:table-cell>
          <table:table-cell office:value-type="string">
            <text:p>GeneX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50</text:p>
          </table:table-cell>
          <table:table-cell office:value-type="string">
            <text:p>JModelica.org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Total</text:p>
          </table:table-cell>
          <table:table-cell/>
          <table:table-cell table:formula="of:=SUM([.C2:.C56])" office:value-type="float" office:value="10">
            <text:p>10</text:p>
          </table:table-cell>
          <table:table-cell table:formula="of:=SUM([.D2:.D56])" office:value-type="float" office:value="54">
            <text:p>54</text:p>
          </table:table-cell>
          <table:table-cell table:formula="of:=SUM([.E2:.E56])" office:value-type="float" office:value="478">
            <text:p>478</text:p>
          </table:table-cell>
          <table:table-cell/>
          <table:table-cell table:formula="of:=SUM([.G1:.G56])" office:value-type="float" office:value="10">
            <text:p>10</text:p>
          </table:table-cell>
          <table:table-cell table:formula="of:=SUM([.H1:.H56])" office:value-type="float" office:value="44">
            <text:p>44</text:p>
          </table:table-cell>
          <table:table-cell table:formula="of:=SUM([.I1:.I56])" office:value-type="float" office:value="0">
            <text:p>0</text:p>
          </table:table-cell>
          <table:table-cell table:formula="of:=SUM([.J1:.J56])" office:value-type="float" office:value="239">
            <text:p>239</text:p>
          </table:table-cell>
        </table:table-row>
      </table:table>
      <table:table table:name="depth3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Abandon element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  <table:table-cell/>
          <table:table-cell office:value-type="string">
            <text:p>Abandoned</text:p>
          </table:table-cell>
          <table:table-cell office:value-type="string">
            <text:p>Successful rem. Rel.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</table:table-row>
        <table:table-row table:style-name="ro1">
          <table:table-cell office:value-type="string">
            <text:p>type1</text:p>
          </table:table-cell>
          <table:table-cell office:value-type="string">
            <text:p>Parser generator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2</text:p>
          </table:table-cell>
          <table:table-cell office:value-type="string">
            <text:p>Object-oriented programming languages</text:p>
          </table:table-cell>
          <table:table-cell/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type3</text:p>
          </table:table-cell>
          <table:table-cell office:value-type="string">
            <text:p>Query languages</text:p>
          </table:table-cell>
          <table:table-cell/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type4</text:p>
          </table:table-cell>
          <table:table-cell office:value-type="string">
            <text:p>Fortran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5</text:p>
          </table:table-cell>
          <table:table-cell office:value-type="string">
            <text:p>Robot programming languages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ntity1</text:p>
          </table:table-cell>
          <table:table-cell office:value-type="string">
            <text:p>META I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</text:p>
          </table:table-cell>
          <table:table-cell office:value-type="string">
            <text:p>CookXm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</text:p>
          </table:table-cell>
          <table:table-cell office:value-type="string">
            <text:p>Parboiled (Java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</text:p>
          </table:table-cell>
          <table:table-cell office:value-type="string">
            <text:p>Happy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5</text:p>
          </table:table-cell>
          <table:table-cell office:value-type="string">
            <text:p>Parsec (parse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6</text:p>
          </table:table-cell>
          <table:table-cell office:value-type="string">
            <text:p>Alex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7</text:p>
          </table:table-cell>
          <table:table-cell office:value-type="string">
            <text:p>Metacompil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8</text:p>
          </table:table-cell>
          <table:table-cell office:value-type="string">
            <text:p>Syntax Definition Formalism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9</text:p>
          </table:table-cell>
          <table:table-cell office:value-type="string">
            <text:p>PLY (Python Lex-Yacc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0</text:p>
          </table:table-cell>
          <table:table-cell office:value-type="string">
            <text:p>Construct (python library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1</text:p>
          </table:table-cell>
          <table:table-cell office:value-type="string">
            <text:p>Scannerless Boolean Pars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2</text:p>
          </table:table-cell>
          <table:table-cell office:value-type="string">
            <text:p>OMet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13</text:p>
          </table:table-cell>
          <table:table-cell office:value-type="string">
            <text:p>SableC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4</text:p>
          </table:table-cell>
          <table:table-cell office:value-type="string">
            <text:p>JavaC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5</text:p>
          </table:table-cell>
          <table:table-cell office:value-type="string">
            <text:p>Berkeley Yac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6</text:p>
          </table:table-cell>
          <table:table-cell office:value-type="string">
            <text:p>Flex (lexical analyser generato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7</text:p>
          </table:table-cell>
          <table:table-cell office:value-type="string">
            <text:p>TREE-MET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8</text:p>
          </table:table-cell>
          <table:table-cell office:value-type="string">
            <text:p>Irony (framework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9</text:p>
          </table:table-cell>
          <table:table-cell office:value-type="string">
            <text:p>Spirit Parser Framewor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0</text:p>
          </table:table-cell>
          <table:table-cell office:value-type="string">
            <text:p>GNU bis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1</text:p>
          </table:table-cell>
          <table:table-cell office:value-type="string">
            <text:p>GOLD (parse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2</text:p>
          </table:table-cell>
          <table:table-cell office:value-type="string">
            <text:p>Compiler-compil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3</text:p>
          </table:table-cell>
          <table:table-cell office:value-type="string">
            <text:p>Lemon Parser Generato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4</text:p>
          </table:table-cell>
          <table:table-cell office:value-type="string">
            <text:p>Yac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5</text:p>
          </table:table-cell>
          <table:table-cell office:value-type="string">
            <text:p>SYNTA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6</text:p>
          </table:table-cell>
          <table:table-cell office:value-type="string">
            <text:p>TBNF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7</text:p>
          </table:table-cell>
          <table:table-cell office:value-type="string">
            <text:p>ANTL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8</text:p>
          </table:table-cell>
          <table:table-cell office:value-type="string">
            <text:p>LALR parser generato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9</text:p>
          </table:table-cell>
          <table:table-cell office:value-type="string">
            <text:p>JetPAG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0</text:p>
          </table:table-cell>
          <table:table-cell office:value-type="string">
            <text:p>Comparison of parser generator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1</text:p>
          </table:table-cell>
          <table:table-cell office:value-type="string">
            <text:p>S/SL programming languag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2</text:p>
          </table:table-cell>
          <table:table-cell office:value-type="string">
            <text:p>Grammatic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3</text:p>
          </table:table-cell>
          <table:table-cell office:value-type="string">
            <text:p>Que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4</text:p>
          </table:table-cell>
          <table:table-cell office:value-type="string">
            <text:p>Lex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5</text:p>
          </table:table-cell>
          <table:table-cell office:value-type="string">
            <text:p>Compiler Description Languag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6</text:p>
          </table:table-cell>
          <table:table-cell office:value-type="string">
            <text:p>Accent (programming language)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7</text:p>
          </table:table-cell>
          <table:table-cell office:value-type="string">
            <text:p>Coco/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8</text:p>
          </table:table-cell>
          <table:table-cell office:value-type="string">
            <text:p>TMG (language)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9</text:p>
          </table:table-cell>
          <table:table-cell office:value-type="string">
            <text:p>Rage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0</text:p>
          </table:table-cell>
          <table:table-cell office:value-type="string">
            <text:p>Scriptol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41</text:p>
          </table:table-cell>
          <table:table-cell office:value-type="string">
            <text:p>Adenine (programming language)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ntity42</text:p>
          </table:table-cell>
          <table:table-cell office:value-type="string">
            <text:p>Morfik F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3</text:p>
          </table:table-cell>
          <table:table-cell office:value-type="string">
            <text:p>O:XML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44</text:p>
          </table:table-cell>
          <table:table-cell office:value-type="string">
            <text:p>Kotlin (programming language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45</text:p>
          </table:table-cell>
          <table:table-cell office:value-type="string">
            <text:p>Swift (programming language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46</text:p>
          </table:table-cell>
          <table:table-cell office:value-type="string">
            <text:p>Allegro Common Lisp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47</text:p>
          </table:table-cell>
          <table:table-cell office:value-type="string">
            <text:p>Claire (programming language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48</text:p>
          </table:table-cell>
          <table:table-cell office:value-type="string">
            <text:p>Goo (programming language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49</text:p>
          </table:table-cell>
          <table:table-cell office:value-type="string">
            <text:p>FPr (programming language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ity50</text:p>
          </table:table-cell>
          <table:table-cell office:value-type="string">
            <text:p>Timber (programming language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Total</text:p>
          </table:table-cell>
          <table:table-cell/>
          <table:table-cell table:formula="of:=SUM([.C2:.C56])" office:value-type="float" office:value="35">
            <text:p>35</text:p>
          </table:table-cell>
          <table:table-cell table:formula="of:=SUM([.D2:.D56])" office:value-type="float" office:value="25">
            <text:p>25</text:p>
          </table:table-cell>
          <table:table-cell table:formula="of:=SUM([.E2:.E56])" office:value-type="float" office:value="326">
            <text:p>326</text:p>
          </table:table-cell>
          <table:table-cell/>
          <table:table-cell table:formula="of:=SUM([.G1:.G56])" office:value-type="float" office:value="38">
            <text:p>38</text:p>
          </table:table-cell>
          <table:table-cell table:formula="of:=SUM([.H1:.H56])" office:value-type="float" office:value="16">
            <text:p>16</text:p>
          </table:table-cell>
          <table:table-cell table:formula="of:=SUM([.I1:.I56])" office:value-type="float" office:value="0">
            <text:p>0</text:p>
          </table:table-cell>
          <table:table-cell table:formula="of:=SUM([.J1:.J56])" office:value-type="float" office:value="217">
            <text:p>21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comment: </text:p>
          </table:table-cell>
          <table:table-cell table:style-name="ce2" office:value-type="string">
            <text:p>Most of the removed elements are in the category "Parser generators" (see documentation on removed relations as well). This category is a match for the Semantic Distance smell.</text:p>
          </table:table-cell>
          <table:table-cell table:number-columns-repeated="8"/>
        </table:table-row>
      </table:table>
      <table:table table:name="depth4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Abandon element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  <table:table-cell/>
          <table:table-cell office:value-type="string">
            <text:p>Abandoned</text:p>
          </table:table-cell>
          <table:table-cell office:value-type="string">
            <text:p>Successful rem. Rel.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</table:table-row>
        <table:table-row table:style-name="ro1">
          <table:table-cell office:value-type="string">
            <text:p>type1</text:p>
          </table:table-cell>
          <table:table-cell office:value-type="string">
            <text:p>SQL</text:p>
          </table:table-cell>
          <table:table-cell office:value-type="float" office:value="1">
            <text:p>1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2</text:p>
          </table:table-cell>
          <table:table-cell office:value-type="string">
            <text:p>ALGOL 68 dialect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ype3</text:p>
          </table:table-cell>
          <table:table-cell office:value-type="string">
            <text:p>Document-centric XML-based standards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4"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ype4</text:p>
          </table:table-cell>
          <table:table-cell office:value-type="string">
            <text:p>Free software programmed in C+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5</text:p>
          </table:table-cell>
          <table:table-cell office:value-type="string">
            <text:p>Industry-specific XML-based standards</text:p>
          </table:table-cell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entity1</text:p>
          </table:table-cell>
          <table:table-cell office:value-type="string">
            <text:p>SNOBOL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2</text:p>
          </table:table-cell>
          <table:table-cell office:value-type="string">
            <text:p>Jamroo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</text:p>
          </table:table-cell>
          <table:table-cell office:value-type="string">
            <text:p>Grok (web framework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</text:p>
          </table:table-cell>
          <table:table-cell office:value-type="string">
            <text:p>Domain theo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5</text:p>
          </table:table-cell>
          <table:table-cell office:value-type="string">
            <text:p>Pylons Framewor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6</text:p>
          </table:table-cell>
          <table:table-cell office:value-type="string">
            <text:p>Jesse Vincen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7</text:p>
          </table:table-cell>
          <table:table-cell office:value-type="string">
            <text:p>Tangerine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8</text:p>
          </table:table-cell>
          <table:table-cell office:value-type="string">
            <text:p>Cursor (databases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9</text:p>
          </table:table-cell>
          <table:table-cell office:value-type="string">
            <text:p>Code generation (compile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0</text:p>
          </table:table-cell>
          <table:table-cell office:value-type="string">
            <text:p>BlueBrea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1</text:p>
          </table:table-cell>
          <table:table-cell office:value-type="string">
            <text:p>ActiveVFP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ntity12</text:p>
          </table:table-cell>
          <table:table-cell office:value-type="string">
            <text:p>Horde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3</text:p>
          </table:table-cell>
          <table:table-cell office:value-type="string">
            <text:p>Fin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4</text:p>
          </table:table-cell>
          <table:table-cell office:value-type="string">
            <text:p>Algebraic Logic Functional programming languag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tity15</text:p>
          </table:table-cell>
          <table:table-cell office:value-type="string">
            <text:p>Icy Phoeni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6</text:p>
          </table:table-cell>
          <table:table-cell office:value-type="string">
            <text:p>Komodo Edi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7</text:p>
          </table:table-cell>
          <table:table-cell office:value-type="string">
            <text:p>ImpressPage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8</text:p>
          </table:table-cell>
          <table:table-cell office:value-type="string">
            <text:p>Activiti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9</text:p>
          </table:table-cell>
          <table:table-cell office:value-type="string">
            <text:p>PostgreSQ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0</text:p>
          </table:table-cell>
          <table:table-cell office:value-type="string">
            <text:p>Kajon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1</text:p>
          </table:table-cell>
          <table:table-cell office:value-type="string">
            <text:p>Scott domai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2</text:p>
          </table:table-cell>
          <table:table-cell office:value-type="string">
            <text:p>TnFO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3</text:p>
          </table:table-cell>
          <table:table-cell office:value-type="string">
            <text:p>BASIC 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4</text:p>
          </table:table-cell>
          <table:table-cell office:value-type="string">
            <text:p>Database Console Commands (Transact-SQL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5</text:p>
          </table:table-cell>
          <table:table-cell office:value-type="string">
            <text:p>RubyGem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6</text:p>
          </table:table-cell>
          <table:table-cell office:value-type="string">
            <text:p>LINPAC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7</text:p>
          </table:table-cell>
          <table:table-cell office:value-type="string">
            <text:p>Swing (Java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8</text:p>
          </table:table-cell>
          <table:table-cell office:value-type="string">
            <text:p>Zend Framewor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9</text:p>
          </table:table-cell>
          <table:table-cell office:value-type="string">
            <text:p>Stevie (text edito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0</text:p>
          </table:table-cell>
          <table:table-cell office:value-type="string">
            <text:p>Blackmagic Fusi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1</text:p>
          </table:table-cell>
          <table:table-cell office:value-type="string">
            <text:p>JIRC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2</text:p>
          </table:table-cell>
          <table:table-cell office:value-type="string">
            <text:p>Street Fighter II: The World Warrio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3</text:p>
          </table:table-cell>
          <table:table-cell office:value-type="string">
            <text:p>Quake Army Knif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4</text:p>
          </table:table-cell>
          <table:table-cell office:value-type="string">
            <text:p>PyQ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5</text:p>
          </table:table-cell>
          <table:table-cell office:value-type="string">
            <text:p>Civilization IV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6</text:p>
          </table:table-cell>
          <table:table-cell office:value-type="string">
            <text:p>Solodev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7</text:p>
          </table:table-cell>
          <table:table-cell office:value-type="string">
            <text:p>Resin (softwar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8</text:p>
          </table:table-cell>
          <table:table-cell office:value-type="string">
            <text:p>Qiz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9</text:p>
          </table:table-cell>
          <table:table-cell office:value-type="string">
            <text:p>Banshee (media playe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0</text:p>
          </table:table-cell>
          <table:table-cell office:value-type="string">
            <text:p>OpenWF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1</text:p>
          </table:table-cell>
          <table:table-cell office:value-type="string">
            <text:p>Lithium (PHP framework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2</text:p>
          </table:table-cell>
          <table:table-cell office:value-type="string">
            <text:p>BasicX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3</text:p>
          </table:table-cell>
          <table:table-cell office:value-type="string">
            <text:p>Scott information syste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4</text:p>
          </table:table-cell>
          <table:table-cell office:value-type="string">
            <text:p>Perl Best Practice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5</text:p>
          </table:table-cell>
          <table:table-cell office:value-type="string">
            <text:p>Placenames Database of Irelan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6</text:p>
          </table:table-cell>
          <table:table-cell office:value-type="string">
            <text:p>Struct (C programming language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7</text:p>
          </table:table-cell>
          <table:table-cell office:value-type="string">
            <text:p>RuneScap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8</text:p>
          </table:table-cell>
          <table:table-cell office:value-type="string">
            <text:p>Prepared statemen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9</text:p>
          </table:table-cell>
          <table:table-cell office:value-type="string">
            <text:p>SQL:200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50</text:p>
          </table:table-cell>
          <table:table-cell office:value-type="string">
            <text:p>Windows Internal Databas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Total</text:p>
          </table:table-cell>
          <table:table-cell/>
          <table:table-cell table:formula="of:=SUM([.C2:.C56])" office:value-type="float" office:value="46">
            <text:p>46</text:p>
          </table:table-cell>
          <table:table-cell table:formula="of:=SUM([.D2:.D56])" office:value-type="float" office:value="4">
            <text:p>4</text:p>
          </table:table-cell>
          <table:table-cell table:formula="of:=SUM([.E2:.E56])" office:value-type="float" office:value="163">
            <text:p>163</text:p>
          </table:table-cell>
          <table:table-cell/>
          <table:table-cell table:formula="of:=SUM([.G1:.G56])" office:value-type="float" office:value="47">
            <text:p>47</text:p>
          </table:table-cell>
          <table:table-cell table:formula="of:=SUM([.H1:.H56])" office:value-type="float" office:value="3">
            <text:p>3</text:p>
          </table:table-cell>
          <table:table-cell table:formula="of:=SUM([.I1:.I56])" office:value-type="float" office:value="0">
            <text:p>0</text:p>
          </table:table-cell>
          <table:table-cell table:formula="of:=SUM([.J1:.J56])" office:value-type="float" office:value="76">
            <text:p>76</text:p>
          </table:table-cell>
        </table:table-row>
      </table:table>
      <table:table table:name="depth5" table:style-name="ta1" table:print="false"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Abandon element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  <table:table-cell/>
          <table:table-cell office:value-type="string">
            <text:p>Abandoned</text:p>
          </table:table-cell>
          <table:table-cell office:value-type="string">
            <text:p>Successful rem. Rel.</text:p>
          </table:table-cell>
          <table:table-cell office:value-type="string">
            <text:p>#Remove relation</text:p>
          </table:table-cell>
          <table:table-cell office:value-type="string">
            <text:p>#Relations</text:p>
          </table:table-cell>
        </table:table-row>
        <table:table-row table:style-name="ro1">
          <table:table-cell office:value-type="string">
            <text:p>type1</text:p>
          </table:table-cell>
          <table:table-cell office:value-type="string">
            <text:p>SQL keyword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2</text:p>
          </table:table-cell>
          <table:table-cell office:value-type="string">
            <text:p>PHP writer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3</text:p>
          </table:table-cell>
          <table:table-cell office:value-type="string">
            <text:p>Programming languages created in 197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ype4</text:p>
          </table:table-cell>
          <table:table-cell office:value-type="string">
            <text:p>CFML compiler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ype5</text:p>
          </table:table-cell>
          <table:table-cell office:value-type="string">
            <text:p>Translatewiki.ne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</text:p>
          </table:table-cell>
          <table:table-cell office:value-type="string">
            <text:p>Wideland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</text:p>
          </table:table-cell>
          <table:table-cell office:value-type="string">
            <text:p>DaDaBIK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</text:p>
          </table:table-cell>
          <table:table-cell office:value-type="string">
            <text:p>Luxin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</text:p>
          </table:table-cell>
          <table:table-cell office:value-type="string">
            <text:p>Streak (company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5</text:p>
          </table:table-cell>
          <table:table-cell office:value-type="string">
            <text:p>Ncurse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6</text:p>
          </table:table-cell>
          <table:table-cell office:value-type="string">
            <text:p>Andi Gutman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7</text:p>
          </table:table-cell>
          <table:table-cell office:value-type="string">
            <text:p>Psychonaut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8</text:p>
          </table:table-cell>
          <table:table-cell office:value-type="string">
            <text:p>Lpo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9</text:p>
          </table:table-cell>
          <table:table-cell office:value-type="string">
            <text:p>Comparison of OpenDocument softwar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0</text:p>
          </table:table-cell>
          <table:table-cell office:value-type="string">
            <text:p>Merge (SQL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1</text:p>
          </table:table-cell>
          <table:table-cell office:value-type="string">
            <text:p>X2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2</text:p>
          </table:table-cell>
          <table:table-cell office:value-type="string">
            <text:p>Select (SQL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3</text:p>
          </table:table-cell>
          <table:table-cell office:value-type="string">
            <text:p>Go-o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4</text:p>
          </table:table-cell>
          <table:table-cell office:value-type="string">
            <text:p>GNOME File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5</text:p>
          </table:table-cell>
          <table:table-cell office:value-type="string">
            <text:p>GNU Multiple Precision Arithmetic Librar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6</text:p>
          </table:table-cell>
          <table:table-cell office:value-type="string">
            <text:p>Dartmouth ALGOL 3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17</text:p>
          </table:table-cell>
          <table:table-cell office:value-type="string">
            <text:p>Coral Web Build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8</text:p>
          </table:table-cell>
          <table:table-cell office:value-type="string">
            <text:p>Libavdevic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19</text:p>
          </table:table-cell>
          <table:table-cell office:value-type="string">
            <text:p>LibreOffic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0</text:p>
          </table:table-cell>
          <table:table-cell office:value-type="string">
            <text:p>AspectJ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21</text:p>
          </table:table-cell>
          <table:table-cell office:value-type="string">
            <text:p>Project Zomboi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2</text:p>
          </table:table-cell>
          <table:table-cell office:value-type="string">
            <text:p>Portable C Compil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3</text:p>
          </table:table-cell>
          <table:table-cell office:value-type="string">
            <text:p>ALGOL W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24</text:p>
          </table:table-cell>
          <table:table-cell office:value-type="string">
            <text:p>Lightning Memory-Mapped Databas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5</text:p>
          </table:table-cell>
          <table:table-cell office:value-type="string">
            <text:p>PrimeFace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6</text:p>
          </table:table-cell>
          <table:table-cell office:value-type="string">
            <text:p>Gambas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ity27</text:p>
          </table:table-cell>
          <table:table-cell office:value-type="string">
            <text:p>NeoOffic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8</text:p>
          </table:table-cell>
          <table:table-cell office:value-type="string">
            <text:p>From (SQL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29</text:p>
          </table:table-cell>
          <table:table-cell office:value-type="string">
            <text:p>PL/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ntity30</text:p>
          </table:table-cell>
          <table:table-cell office:value-type="string">
            <text:p>S-algo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1</text:p>
          </table:table-cell>
          <table:table-cell office:value-type="string">
            <text:p>Truncate (SQL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2</text:p>
          </table:table-cell>
          <table:table-cell office:value-type="string">
            <text:p>Universal Network Object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3</text:p>
          </table:table-cell>
          <table:table-cell office:value-type="string">
            <text:p>Elysian Shado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4</text:p>
          </table:table-cell>
          <table:table-cell office:value-type="string">
            <text:p>OpenDocument softwar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5</text:p>
          </table:table-cell>
          <table:table-cell office:value-type="string">
            <text:p>Adobe ColdFusi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6</text:p>
          </table:table-cell>
          <table:table-cell office:value-type="string">
            <text:p>CBASIC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ity37</text:p>
          </table:table-cell>
          <table:table-cell office:value-type="string">
            <text:p>Template:LibreOffic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8</text:p>
          </table:table-cell>
          <table:table-cell office:value-type="string">
            <text:p>Vim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39</text:p>
          </table:table-cell>
          <table:table-cell office:value-type="string">
            <text:p>ALGOL 6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ity40</text:p>
          </table:table-cell>
          <table:table-cell office:value-type="string">
            <text:p>IceWarp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1</text:p>
          </table:table-cell>
          <table:table-cell office:value-type="string">
            <text:p>Comparison of Office Open XML and OpenDocumen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2</text:p>
          </table:table-cell>
          <table:table-cell office:value-type="string">
            <text:p>Vax Common Lisp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3</text:p>
          </table:table-cell>
          <table:table-cell office:value-type="string">
            <text:p>GNU Gui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4</text:p>
          </table:table-cell>
          <table:table-cell office:value-type="string">
            <text:p>Star Wars: Empire at W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5</text:p>
          </table:table-cell>
          <table:table-cell office:value-type="string">
            <text:p>NumPy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6</text:p>
          </table:table-cell>
          <table:table-cell office:value-type="string">
            <text:p>CHICKEN (Scheme implementation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7</text:p>
          </table:table-cell>
          <table:table-cell office:value-type="string">
            <text:p>OpenDocument standardizati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48</text:p>
          </table:table-cell>
          <table:table-cell office:value-type="string">
            <text:p>Mocha (decompiler)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entity49</text:p>
          </table:table-cell>
          <table:table-cell office:value-type="string">
            <text:p>Mark Karpelￃﾨ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ntity50</text:p>
          </table:table-cell>
          <table:table-cell office:value-type="string">
            <text:p>IBM Workplac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#Total</text:p>
          </table:table-cell>
          <table:table-cell/>
          <table:table-cell table:formula="of:=SUM([.C2:.C56])" office:value-type="float" office:value="46">
            <text:p>46</text:p>
          </table:table-cell>
          <table:table-cell table:formula="of:=SUM([.D2:.D56])" office:value-type="float" office:value="9">
            <text:p>9</text:p>
          </table:table-cell>
          <table:table-cell table:formula="of:=SUM([.E2:.E56])" office:value-type="float" office:value="37">
            <text:p>37</text:p>
          </table:table-cell>
          <table:table-cell/>
          <table:table-cell table:formula="of:=SUM([.G1:.G56])" office:value-type="float" office:value="46">
            <text:p>46</text:p>
          </table:table-cell>
          <table:table-cell table:formula="of:=SUM([.H1:.H56])" office:value-type="float" office:value="9">
            <text:p>9</text:p>
          </table:table-cell>
          <table:table-cell table:formula="of:=SUM([.I1:.I56])" office:value-type="float" office:value="0">
            <text:p>0</text:p>
          </table:table-cell>
          <table:table-cell table:formula="of:=SUM([.J1:.J56])" office:value-type="float" office:value="23">
            <text:p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.04.2016</text:date>, <text:time>16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1M36S</meta:editing-duration>
    <meta:editing-cycles>192</meta:editing-cycles>
    <meta:generator>OpenOffice/4.1.1$Win32 OpenOffice.org_project/411m6$Build-9775</meta:generator>
    <dc:date>2016-04-30T16:56:04.97</dc:date>
    <meta:document-statistic meta:table-count="5" meta:cell-count="1290" meta:object-count="0"/>
    <meta:user-defined meta:name="Info 1"/>
    <meta:user-defined meta:name="Info 2"/>
    <meta:user-defined meta:name="Info 3"/>
    <meta:user-defined meta:name="Info 4"/>
  </office:meta>
</office:document-meta>
</file>